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Lucida Grande', sans-serif"/>
    <style:font-face style:name="Arial1" svg:font-family="Arial, sans-serif"/>
    <style:font-face style:name="Lohit Hindi1" svg:font-family="'Lohit Hindi'"/>
    <style:font-face style:name="OpenSymbol" svg:font-family="OpenSymbol"/>
    <style:font-face style:name="Verdana" svg:font-family="Verdana, Helvetica, Arial, sans-serif"/>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35.48mm" table:align="left"/>
    </style:style>
    <style:style style:name="Table1.A" style:family="table-column">
      <style:table-column-properties style:column-width="27.15mm"/>
    </style:style>
    <style:style style:name="Table1.B" style:family="table-column">
      <style:table-column-properties style:column-width="34.78mm"/>
    </style:style>
    <style:style style:name="Table1.C" style:family="table-column">
      <style:table-column-properties style:column-width="36.92mm"/>
    </style:style>
    <style:style style:name="Table1.D" style:family="table-column">
      <style:table-column-properties style:column-width="36.64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P1" style:family="paragraph" style:parent-style-name="Standard">
      <style:paragraph-properties fo:margin-top="0mm" fo:margin-bottom="0mm"/>
      <style:text-properties fo:font-size="2pt" style:font-size-asian="2pt" style:font-size-complex="2pt"/>
    </style:style>
    <style:style style:name="P2" style:family="paragraph" style:parent-style-name="Standard">
      <style:paragraph-properties fo:text-align="center" style:justify-single-word="false"/>
    </style:style>
    <style:style style:name="P3" style:family="paragraph" style:parent-style-name="Table_20_Contents">
      <style:text-properties fo:font-size="2pt" style:font-size-asian="2pt" style:font-size-complex="2pt"/>
    </style:style>
    <style:style style:name="P4" style:family="paragraph" style:parent-style-name="Text_20_body">
      <style:text-properties style:text-underline-style="solid" style:text-underline-width="auto" style:text-underline-color="font-color"/>
    </style:style>
    <style:style style:name="P5" style:family="paragraph" style:parent-style-name="Text_20_body">
      <style:text-properties style:text-underline-style="solid" style:text-underline-width="auto" style:text-underline-color="font-color" fo:font-weight="normal" style:font-weight-asian="normal" style:font-weight-complex="normal"/>
    </style:style>
    <style:style style:name="P6" style:family="paragraph" style:parent-style-name="Text_20_body">
      <style:paragraph-properties fo:text-align="center" style:justify-single-word="false"/>
      <style:text-properties style:text-underline-style="solid" style:text-underline-width="auto" style:text-underline-color="font-color"/>
    </style:style>
    <style:style style:name="P7" style:family="paragraph" style:parent-style-name="Text_20_body">
      <style:text-properties style:text-underline-style="none"/>
    </style:style>
    <style:style style:name="P8" style:family="paragraph" style:parent-style-name="Text_20_body">
      <style:text-properties style:text-underline-style="none" fo:font-weight="normal" style:font-weight-asian="normal" style:font-weight-complex="normal"/>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paragraph-properties fo:text-align="start" style:justify-single-word="false"/>
    </style:style>
    <style:style style:name="P11" style:family="paragraph" style:parent-style-name="Text_20_body">
      <style:paragraph-properties fo:margin-left="0mm" fo:margin-right="0mm" fo:text-indent="10mm" style:auto-text-indent="false"/>
    </style:style>
    <style:style style:name="P12" style:family="paragraph" style:parent-style-name="Text_20_body">
      <style:paragraph-properties fo:margin-left="0mm" fo:margin-right="0mm" fo:text-indent="10mm" style:auto-text-indent="false"/>
      <style:text-properties style:text-underline-style="solid" style:text-underline-width="auto" style:text-underline-color="font-color"/>
    </style:style>
    <style:style style:name="P13" style:family="paragraph" style:parent-style-name="Text_20_body">
      <style:paragraph-properties fo:margin-left="0mm" fo:margin-right="0mm" fo:text-indent="0mm" style:auto-text-indent="false"/>
      <style:text-properties style:text-underline-style="solid" style:text-underline-width="auto" style:text-underline-color="font-color"/>
    </style:style>
    <style:style style:name="P14" style:family="paragraph" style:parent-style-name="Standard">
      <style:paragraph-properties fo:margin-left="0mm" fo:margin-right="0mm" fo:orphans="2" fo:widows="2" fo:text-indent="0mm" style:auto-text-indent="false" fo:padding="0mm" fo:border="none"/>
    </style:style>
    <style:style style:name="P15" style:family="paragraph" style:parent-style-name="Text_20_body" style:list-style-name="">
      <style:paragraph-properties fo:text-align="center" style:justify-single-word="false"/>
    </style:style>
    <style:style style:name="P16" style:family="paragraph" style:parent-style-name="Text_20_body">
      <style:text-properties style:text-underline-style="solid" style:text-underline-width="auto" style:text-underline-color="font-color"/>
    </style:style>
    <style:style style:name="P17" style:family="paragraph" style:parent-style-name="Text_20_body">
      <style:text-properties style:font-name="Times New Roman"/>
    </style:style>
    <style:style style:name="P18" style:family="paragraph" style:parent-style-name="Text_20_body">
      <style:text-properties style:use-window-font-color="true" style:font-name="Times New Roman" fo:background-color="transparent"/>
    </style:style>
    <style:style style:name="P19" style:family="paragraph" style:parent-style-name="Text_20_body">
      <style:text-properties style:use-window-font-color="true" style:font-name="Times New Roman" style:text-underline-style="solid" style:text-underline-width="auto" style:text-underline-color="font-color" fo:background-color="transparent"/>
    </style:style>
    <style:style style:name="P20" style:family="paragraph" style:parent-style-name="Text_20_body">
      <style:text-properties style:use-window-font-color="true" style:font-name="Times New Roman" fo:font-size="11pt" style:font-size-asian="11pt" style:font-size-complex="11pt"/>
    </style:style>
    <style:style style:name="P21" style:family="paragraph" style:parent-style-name="Text_20_body">
      <style:text-properties style:use-window-font-color="true" style:font-name="Times New Roman" fo:font-size="11pt" style:text-underline-style="solid" style:text-underline-width="auto" style:text-underline-color="font-color" style:font-size-asian="11pt" style:font-size-complex="11pt"/>
    </style:style>
    <style:style style:name="P22" style:family="paragraph" style:parent-style-name="Text_20_body">
      <style:text-properties style:text-underline-style="none"/>
    </style:style>
    <style:style style:name="P23" style:family="paragraph" style:parent-style-name="Text_20_body">
      <style:text-properties fo:font-style="normal" style:text-underline-style="none" style:font-style-asian="normal" style:font-style-complex="normal"/>
    </style:style>
    <style:style style:name="P24" style:family="paragraph" style:parent-style-name="Text_20_body">
      <style:paragraph-properties fo:margin-left="0mm" fo:margin-right="0mm" fo:margin-top="0mm" fo:margin-bottom="0mm" fo:text-indent="0mm" style:auto-text-indent="false"/>
    </style:style>
    <style:style style:name="P25" style:family="paragraph" style:parent-style-name="Heading_20_1" style:list-style-name="">
      <style:paragraph-properties fo:text-align="center" style:justify-single-word="false"/>
    </style:style>
    <style:style style:name="P26" style:family="paragraph" style:parent-style-name="Heading_20_1">
      <style:paragraph-properties fo:break-before="page"/>
    </style:style>
    <style:style style:name="P27" style:family="paragraph" style:parent-style-name="Heading_20_1" style:list-style-name="">
      <style:paragraph-properties fo:text-align="center" style:justify-single-word="false" fo:break-before="page"/>
    </style:style>
    <style:style style:name="P28" style:family="paragraph" style:parent-style-name="Heading_20_2">
      <style:paragraph-properties fo:break-before="page"/>
    </style:style>
    <style:style style:name="P29" style:family="paragraph" style:parent-style-name="Contents_20_1">
      <style:text-properties style:text-underline-style="none"/>
    </style:style>
    <style:style style:name="P30" style:family="paragraph" style:parent-style-name="Contents_20_1" style:list-style-name="">
      <style:text-properties style:text-underline-style="none"/>
    </style:style>
    <style:style style:name="P31" style:family="paragraph" style:parent-style-name="Contents_20_1" style:list-style-name="">
      <style:text-properties style:text-underline-style="solid" style:text-underline-width="auto" style:text-underline-color="font-color"/>
    </style:style>
    <style:style style:name="P32" style:family="paragraph" style:parent-style-name="Contents_20_1" style:list-style-name="List_20_1"/>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variant="normal" fo:text-transform="none" fo:color="#000000" style:font-name="Verdana" fo:font-size="9.75pt" fo:letter-spacing="normal" fo:font-style="normal" fo:font-weight="normal"/>
    </style:style>
    <style:style style:name="T8" style:family="text">
      <style:text-properties fo:font-variant="normal" fo:text-transform="none" fo:color="#000000" style:font-name="Times New Roman" fo:font-size="9.75pt" fo:letter-spacing="normal" fo:font-style="normal" fo:font-weight="normal"/>
    </style:style>
    <style:style style:name="T9" style:family="text">
      <style:text-properties fo:font-variant="normal" fo:text-transform="none" fo:color="#000000" style:font-name="Times New Roman" fo:font-size="11pt" fo:letter-spacing="normal" fo:font-style="normal" fo:font-weight="normal" style:font-size-asian="11pt" style:font-size-complex="11pt"/>
    </style:style>
    <style:style style:name="T10" style:family="text">
      <style:text-properties fo:font-variant="normal" fo:text-transform="none" fo:color="#000000" fo:font-size="11pt" fo:letter-spacing="normal" fo:font-style="normal" fo:font-weight="normal" style:font-size-asian="11pt" style:font-size-complex="11pt"/>
    </style:style>
    <style:style style:name="T11" style:family="text">
      <style:text-properties fo:font-variant="normal" fo:text-transform="none" fo:color="#000000" style:font-name="Arial1" fo:font-size="8.25pt" fo:letter-spacing="normal" fo:font-style="normal" fo:font-weight="normal"/>
    </style:style>
    <style:style style:name="T12" style:family="text">
      <style:text-properties fo:font-variant="normal" fo:text-transform="none" fo:color="#000000" fo:font-size="8.25pt" fo:letter-spacing="normal" fo:font-style="normal" fo:font-weight="normal"/>
    </style:style>
    <style:style style:name="T13" style:family="text">
      <style:text-properties fo:font-variant="normal" fo:text-transform="none" fo:color="#000000" fo:letter-spacing="normal"/>
    </style:style>
    <style:style style:name="T14" style:family="text">
      <style:text-properties fo:font-variant="normal" fo:text-transform="none" fo:color="#000000" fo:letter-spacing="normal" fo:font-style="normal" fo:font-weight="normal"/>
    </style:style>
    <style:style style:name="T15" style:family="text">
      <style:text-properties fo:font-variant="normal" fo:text-transform="none" fo:color="#000000" style:font-name="Arial2" fo:font-size="10.5pt" fo:letter-spacing="normal" fo:font-style="normal" fo:font-weight="normal"/>
    </style:style>
    <style:style style:name="T16" style:family="text">
      <style:text-properties fo:font-variant="normal" fo:text-transform="none" fo:font-size="11pt" fo:letter-spacing="normal" fo:font-style="normal" fo:font-weight="normal" style:font-size-asian="11pt" style:font-size-complex="11pt"/>
    </style:style>
    <style:style style:name="T17" style:family="text">
      <style:text-properties fo:font-variant="normal" fo:text-transform="none" fo:letter-spacing="normal" fo:font-style="normal" fo:font-weight="normal"/>
    </style:style>
    <style:style style:name="T18" style:family="text">
      <style:text-properties fo:font-variant="normal" fo:text-transform="none" fo:letter-spacing="normal" fo:font-style="normal" fo:font-weight="normal" fo:background-color="transparent"/>
    </style:style>
    <style:style style:name="T19" style:family="text">
      <style:text-properties fo:font-variant="normal" fo:text-transform="none" fo:letter-spacing="normal" fo:font-style="normal" style:text-underline-style="none" fo:font-weight="normal" fo:background-color="transparent"/>
    </style:style>
    <style:style style:name="T20" style:family="text">
      <style:text-properties fo:font-variant="normal" fo:text-transform="none" style:use-window-font-color="true" style:font-name="Times New Roman" fo:font-size="11pt" fo:letter-spacing="normal" fo:font-style="normal" fo:font-weight="normal" fo:background-color="transparent" style:font-size-asian="11pt" style:font-size-complex="11pt"/>
    </style:style>
    <style:style style:name="T21" style:family="text">
      <style:text-properties fo:font-variant="normal" fo:text-transform="none" style:use-window-font-color="true" style:font-name="Times New Roman" fo:font-size="11pt" fo:letter-spacing="normal" fo:font-style="normal" style:text-underline-style="none" fo:font-weight="normal" fo:background-color="transparent" style:font-size-asian="11pt" style:font-size-complex="11pt"/>
    </style:style>
    <style:style style:name="T22" style:family="text">
      <style:text-properties fo:font-variant="normal" fo:text-transform="none" style:use-window-font-color="true" style:text-line-through-style="none" style:font-name="Times New Roman" fo:font-size="11pt" fo:letter-spacing="normal" fo:font-style="normal" style:text-underline-style="none" fo:font-weight="normal" style:text-blinking="false" style:font-size-asian="11pt" style:font-size-complex="11pt"/>
    </style:style>
    <style:style style:name="T23" style:family="text">
      <style:text-properties fo:font-variant="normal" fo:text-transform="none" style:use-window-font-color="true" style:text-line-through-style="none" style:font-name="Times New Roman" fo:font-size="11pt" fo:letter-spacing="normal" fo:font-style="normal" fo:font-weight="normal" style:text-blinking="false" style:font-size-asian="11pt" style:font-size-complex="11pt"/>
    </style:style>
    <style:style style:name="T24" style:family="text">
      <style:text-properties fo:font-variant="normal" fo:text-transform="none" style:use-window-font-color="true" fo:font-size="11pt" fo:letter-spacing="normal" fo:font-style="normal" style:text-underline-style="solid" style:text-underline-width="auto" style:text-underline-color="font-color" fo:font-weight="normal" style:font-size-asian="11pt" style:font-size-complex="11pt"/>
    </style:style>
    <style:style style:name="T25" style:family="text">
      <style:text-properties fo:font-variant="normal" fo:text-transform="none" fo:color="#0044b3" style:text-line-through-style="none" style:font-name="Arial2" fo:font-size="10.5pt" fo:letter-spacing="normal" fo:font-style="normal" style:text-underline-style="none" fo:font-weight="normal" style:text-blinking="false"/>
    </style:style>
    <style:style style:name="T26" style:family="text">
      <style:text-properties fo:font-variant="normal" fo:text-transform="none" fo:color="#a50000" style:text-line-through-style="none" style:font-name="arial" fo:font-size="9pt" fo:letter-spacing="normal" fo:font-style="normal" style:text-underline-style="none" fo:font-weight="normal" style:text-blinking="false"/>
    </style:style>
    <style:style style:name="T27" style:family="text">
      <style:text-properties fo:font-variant="normal" fo:text-transform="none" fo:color="#a50000" style:text-line-through-style="none" fo:font-size="9pt" fo:letter-spacing="normal" fo:font-style="normal" style:text-underline-style="none" fo:font-weight="normal" style:text-blinking="false"/>
    </style:style>
    <style:style style:name="T28" style:family="text">
      <style:text-properties fo:font-variant="normal" fo:text-transform="none" fo:color="#a50000" style:text-line-through-style="none" style:font-name="Times New Roman" fo:font-size="9pt" fo:letter-spacing="normal" fo:font-style="normal" style:text-underline-style="none" fo:font-weight="normal" style:text-blinking="false"/>
    </style:style>
    <style:style style:name="T29" style:family="text">
      <style:text-properties fo:font-variant="normal" fo:text-transform="none" fo:color="#a50000" style:text-line-through-style="none" style:font-name="Times New Roman" fo:letter-spacing="normal" fo:font-style="normal" style:text-underline-style="none" fo:font-weight="normal" style:text-blinking="false"/>
    </style:style>
    <style:style style:name="T30" style:family="text">
      <style:text-properties fo:font-variant="normal" fo:text-transform="none" fo:color="#a50000" style:text-line-through-style="none" style:font-name="Times New Roman" fo:font-size="11pt" fo:letter-spacing="normal" fo:font-style="normal" style:text-underline-style="none" fo:font-weight="normal" style:text-blinking="false" style:font-size-asian="11pt" style:font-size-complex="11pt"/>
    </style:style>
    <style:style style:name="T31" style:family="text">
      <style:text-properties fo:font-variant="normal" fo:text-transform="none" style:text-line-through-style="none" style:font-name="Times New Roman" fo:font-size="11pt" fo:letter-spacing="normal" fo:font-style="normal" style:text-underline-style="none" fo:font-weight="normal" style:text-blinking="false" style:font-size-asian="11pt" style:font-size-complex="11pt"/>
    </style:style>
    <style:style style:name="T32" style:family="text">
      <style:text-properties style:font-name="Times New Roman"/>
    </style:style>
    <style:style style:name="T33" style:family="text">
      <style:text-properties style:font-name="Times New Roman" fo:font-size="11pt" style:font-size-asian="11pt" style:font-size-complex="11pt"/>
    </style:style>
    <style:style style:name="T34" style:family="text">
      <style:text-properties fo:font-size="11pt"/>
    </style:style>
    <style:style style:name="T35" style:family="text">
      <style:text-properties fo:font-size="11pt" style:font-size-asian="11pt" style:font-size-complex="11pt"/>
    </style:style>
    <style:style style:name="T36" style:family="text">
      <style:text-properties style:use-window-font-color="true"/>
    </style:style>
    <style:style style:name="T37" style:family="text">
      <style:text-properties style:use-window-font-color="true" style:font-name="Times New Roman" fo:font-size="11pt" style:font-size-asian="11pt" style:font-size-complex="11pt"/>
    </style:style>
    <style:style style:name="T38" style:family="text">
      <style:text-properties style:text-underline-style="solid" style:text-underline-width="auto" style:text-underline-color="font-color"/>
    </style:style>
    <style:style style:name="T39" style:family="text">
      <style:text-properties style:text-underline-style="solid" style:text-underline-width="auto" style:text-underline-color="font-color" fo:font-weight="normal" style:font-weight-asian="normal" style:font-weight-complex="normal"/>
    </style:style>
    <style:style style:name="T40" style:family="text">
      <style:text-properties style:font-size-asian="11pt"/>
    </style:style>
    <style:style style:name="T41" style:family="text">
      <style:text-properties style:font-size-complex="11pt"/>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POZNÁMKY</text:h>
      <text:p text:style-name="P10">Podtržené věty jsou moje komentáře nebo dotazy.</text:p>
      <text:p text:style-name="P10">Zatím nevkládám žádné obrázky a grafy</text:p>
      <text:p text:style-name="P10">Členění kapitol je zatím pouze nástřel</text:p>
      <text:p text:style-name="P10">Poznámky pod čarou – jejich odkazová část – zatím nesplňují ISO normu.</text:p>
      <text:p text:style-name="P10">Seznam literatury doplním později</text:p>
      <text:p text:style-name="P10">U všech textů uvádím zdroje.</text:p>
      <text:p text:style-name="P10">Tam kde mám dané odkazy přímo v textu z nich budu ještě čerpat.</text:p>
      <text:p text:style-name="P10">Zatím nedodržuji úplně typografii – například kurzívu u názvů, správné odkazy na zdroje atd. Pravděpodobně to nakonec vysázím v DOCBOOKu.</text:p>
      <text:h text:style-name="P27" text:outline-level="1">Analýza archivu webových zdrojů WebArchiv a převodu jeho databáze z formátu ARC do formátu WARC</text:h>
      <text:p text:style-name="P6">(Experimentální název)</text:p>
      <text:h text:style-name="P15" text:outline-level="1">Martin Prokop</text:h>
      <text:h text:style-name="P26" text:outline-level="1">Prohlášení</text:h>
      <text:p text:style-name="P4">(Doplním později)</text:p>
      <text:h text:style-name="P26" text:outline-level="1">Shrnutí</text:h>
      <text:p text:style-name="P4">(Doplním později)</text:p>
      <text:h text:style-name="P26" text:outline-level="1">Klíčová slova</text:h>
      <text:p text:style-name="P4">(Doplním později)</text:p>
      <text:h text:style-name="P26" text:outline-level="1">Obsah</text:h>
      <text:p text:style-name="P4">(Doplním později)</text:p>
      <text:h text:style-name="P26" text:outline-level="1">Úvod</text:h>
      <text:p text:style-name="P4">(Doplním později)</text:p>
      <text:p text:style-name="P4">Budu psát o nutnosti převodu archivu do WARC</text:p>
      <text:h text:style-name="P26"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p text:style-name="P4">(Mám to více rozvádět? Zatím jen nástřel)</text:p>
      <text:h text:style-name="P28" text:outline-level="2">Motivace k projektu</text:h>
      <text:p text:style-name="Text_20_body">Dnešní člověk nemá jistotu, že si za 5,10,20 let bude moc přečíst například nějak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3">E</text:span><text:span text:style-name="T4">ncyklopedie aneb Racionální slovník věd, umění a řemesel</text:span><text:span text:style-name="T6">, vzniklý v 18. století ve Francii, nebo </text:span><text:span text:style-name="T4">Ottův slovník naučný</text:span><text:span text:style-name="T6">, publikový na přelomu 19. a 20. století v Čechách.</text:span></text:p>
      <text:p text:style-name="P9">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 Jejich archivace v WebArchivu je v podstatě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Standard">Databáze WebArchivu obsahuje:<text:note text:id="ftn3" text:note-class="footnote"><text:note-citation>3</text:note-citation><text:note-body><text:p text:style-name="Footnote">http://www.webarchiv.cz/</text:p></text:note-body></text:note></text:p>
      <text:list xml:id="list1607533571" text:style-name="List_20_1">
        <text:list-item>
          <text:p text:style-name="Contents_20_1">Digitální dokumenty volně dostupné prostřednictvím sítě Internet</text:p>
        </text:list-item>
        <text:list-item>
          <text:p text:style-name="Contents_20_1">Publikace odborného, uměleckého a zpravodajsko-publicistického zaměření</text:p>
        </text:list-item>
        <text:list-item>
          <text:p text:style-name="Contents_20_1">Periodika, monografie, konferenční příspěvky, výzkumné a jiné zprávy, akademické práce atd.</text:p>
        </text:list-item>
      </text:list>
      <text:p text:style-name="P30"/>
      <text:p text:style-name="P31">(Mám více rozvádět? Ještě to samozřejmě opravím a stylizuju)</text:p>
      <text:h text:style-name="P28"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text:s/>řešení pak dochází hlavně k vývoji formulaci nových cílů. Výzkumu nových technologií a vzniká i potřeba pro adaptování se na nové trendy v dané problematice.</text:p>
      <text:p text:style-name="Text_20_body">WebArchiv pravidelně publikuje zprávy o svě činnosti a dalších záměrech. Tyto dokumenty jsou vystavovány samozřejmě na internetu , přímo na stránkách projektu WebArchvi<text:note text:id="ftn4" text:note-class="footnote"><text:note-citation>4</text:note-citation><text:note-body><text:p text:style-name="Footnote">http://www.webarchiv.cz/dokumenty/</text:p></text:note-body></text:note>. Musím ale konstatovat, že ne vždy jsou dokumenty dostupné – některé mohou být poškozené, na některé nevedou správně odkazy atd.</text:p>
      <text:p text:style-name="P4">(Je potřeba být konkrétnější?)</text:p>
      <text:h text:style-name="Heading_20_3" text:outline-level="3">Rok 2000<text:note text:id="ftn5" text:note-class="footnote"><text:note-citation>5</text:note-citation><text:note-body><text:p text:style-name="Footnote"><text:a xlink:type="simple" xlink:href="http://www.webarchiv.cz/files/dokumenty/zpravy/zprava2000.pdf">http://www.webarchiv.cz/files/dokumenty/zpravy/zprava2000.pdf</text:a></text:p></text:note-body></text:note></text:h>
      <text:p text:style-name="Text_20_body">Projekt je řešen od roku 2000. Informace o cílech a výsledcích projektu jsou souhrnně dostupné na webových stránkách projektu, konkrétně v dokumentu „Souhrnná zpráva za rok 2000“<text:note text:id="ftn6" text:note-class="footnote"><text:note-citation>6</text:note-citation><text:note-body><text:p text:style-name="Footnote"><text:a xlink:type="simple" xlink:href="http://www.webarchiv.cz/files/dokumenty/zpravy/zprava2000.pdf">http://www.webarchiv.cz/files/dokumenty/zpravy/zprava2000.pdf</text:a></text:p></text:note-body></text:note>.</text:p>
      <text:p text:style-name="Text_20_body">V počátcích projektu bylo hlavním cílem připravit podmínky, které by umožnili samotné zpracovávání české národní bibliografie a zajistit její dlouhodobé ukládání (tímto problémem se budu zabývat později podrobně). </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text:p>
      <text:p text:style-name="P4">(Je potřeba být konkrétnější?)</text:p>
      <text:h text:style-name="Heading_20_3" text:outline-level="3">Rok 2001<text:note text:id="ftn7" text:note-class="footnote"><text:note-citation>7</text:note-citation><text:note-body><text:p text:style-name="Footnote">http://www.webarchiv.cz/files/dokumenty/zpravy/zprava2001/zprava2001.pdf</text:p></text:note-body></text:note></text:h>
      <text:p text:style-name="Text_20_body">Důležitou problematikou bylo v roce 2002 mapování situace s archivováním internetových stránek v jiných zemích. Je samozřejmé, že čerpání zkušeností od jiných řešitelů podobných projektů je výhodné a může ušetřit pracovníkům WebArchivu spoustu práce do budoucna.</text:p>
      <text:p text:style-name="Text_20_body">Již začíná samotné shromažďování a archivace internetových zdrojů. V tomto roce je „sklizeno“ úhrnem 3 017 058 souborů o celkové velikosti 106 520MB.<text:note text:id="ftn8" text:note-class="footnote"><text:note-citation>8</text:note-citation><text:note-body><text:p text:style-name="Footnote">http://www.webarchiv.cz/celoplosne-sklizne/</text:p></text:note-body></text:note></text:p>
      <text:p text:style-name="Text_20_body">Jak jsem zmínil výše dochází k vývoji v oblasti <text:s/>legislativy</text:p>
      <text:p text:style-name="Text_20_body">Zásadní je také otázka archivace „sklizených dat“, řešitelé potřebují pro dlouhodobou archivaci a práci s daty zvolit vhodný formát uchovávání metadat stažených souborů. Pro tyto účely volí nakonec Dublin Core Metadata Element Set<text:note text:id="ftn9" text:note-class="footnote"><text:note-citation>9</text:note-citation><text:note-body><text:p text:style-name="Footnote">Jedná se o verzi z roku 1999. Více podrobné informace na: http://dublincore.org/documents/1999/07/02/dces/</text:p></text:note-body></text:note>, který je navíc lokalizován pro účel zálohy český webových zdrojů.</text:p>
      <text:p text:style-name="Text_20_body">Řešitelé taká upravují kritéria výběru nových webových zdrojů. Opět vycházejí ze strategie zahraničních řešitelů podobných projektů. K tomu věnují navíc zvláštní pozornost „sklizni“ elektronických seriálů.</text:p>
      <text:p text:style-name="P4"><text:soft-page-break/>(Mám řešit do podrobna kritéria a seriály?)</text:p>
      <text:p text:style-name="P7">Dále probíhal vývoj nových nástrojů. Jedná se konkrétně o:</text:p>
      <text:list xml:id="list2048401443" text:continue-numbering="true" text:style-name="List_20_1">
        <text:list-item>
          <text:p text:style-name="P29">Dublin Core Metadata Generator</text:p>
        </text:list-item>
        <text:list-item>
          <text:p text:style-name="P29">Generátor UR</text:p>
        </text:list-item>
        <text:list-item>
          <text:p text:style-name="P29">Kalkulátor MD5 </text:p>
        </text:list-item>
        <text:list-item>
          <text:p text:style-name="P29">Nedlib Harvester</text:p>
        </text:list-item>
      </text:list>
      <text:p text:style-name="P4">(Mám být podrobnější? Třeba v případě toho Nedlib Harvesteru)</text:p>
      <text:h text:style-name="Heading_20_3" text:outline-level="3">Rok 2002<text:note text:id="ftn10" text:note-class="footnote"><text:note-citation>10</text:note-citation><text:note-body><text:p text:style-name="Footnote">http://www.webarchiv.cz/files/dokumenty/zpravy/zprava2002.pdf</text:p></text:note-body></text:note></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formátu UNIMARC<text:note text:id="ftn11" text:note-class="footnote"><text:note-citation>11</text:note-citation><text:note-body><text:p text:style-name="Footnote">Podrobné informace o formátu MARC 21: http://www.loc.gov/marc/unimarctomarc21.html</text:p></text:note-body></text:note>.</text:p>
      <text:p text:style-name="P11">Samozřejmě pokračuje samotné shromažďování a archivace webových zdrojů. Oproti loňskému roků narůstá téměř trojnásobně množství „sklizených“ dat na 315 756 MB v počtu 10 272 093 souborů.<text:note text:id="ftn12" text:note-class="footnote"><text:note-citation>12</text:note-citation><text:note-body><text:p text:style-name="Footnote">http://www.webarchiv.cz/celoplosne-sklizne/</text:p></text:note-body></text:note></text:p>
      <text:p text:style-name="P12">(Mám být podrobnější?)</text:p>
      <text:h text:style-name="Heading_20_3" text:outline-level="3">Rok 2003</text:h>
      <text:p text:style-name="P4">Zpráva se mi bohužel nepovedlo dohledat.</text:p>
      <text:h text:style-name="Heading_20_3" text:outline-level="3">Rok 2004<text:note text:id="ftn13" text:note-class="footnote"><text:note-citation>13</text:note-citation><text:note-body><text:p text:style-name="Footnote">http://webarchiv.cz/files/dokumenty/zpravy/Zamer2004Zpravatextrev.doc</text:p></text:note-body></text:note></text:h>
      <text:p text:style-name="P7">Projekt byl řešen v rámci projektu <text:span text:style-name="T3">Budování vzájemně kompatibilních informačních systémů pro přístup k heterogenním informačním zdrojům a jejich zastřešení prostřednictvím Jednotné informační brány</text:span>.</text:p>
      <text:p text:style-name="P7">Tým se zabýval analýzou možností dalšího vývoje softwaru pro tvorbu metadat, jednoznačné identifikace dokumentů, stahování webových zdrojů a jejich ukládání. Dále možnostmi trvalého a efektivního přístupu k uloženým datům.</text:p>
      <text:p text:style-name="P7">Bylo potřeba monitorovat vývoj technologií – zejména standardů pro metadata a formáty. Byly budovány tématické brány a Konspekt. WebArchiv užíval již dříve zmínění nástroje jako NEDLIB, Heritrix. </text:p>
      <text:p text:style-name="P4">(Mám být podrobnější, zpráva je opravdu obsáhlá.)</text:p>
      <text:p text:style-name="P8">„Sklizeň“ dat byla oproti předchozím rokům opravdu objemná. Bylo staženo více než trojnásobné množství dat oproti roku 2002. Do databáze přibilo 32 161 396 souborů o celkové velikosti 1 058 305 MB.<text:note text:id="ftn14" text:note-class="footnote"><text:note-citation>14</text:note-citation><text:note-body><text:p text:style-name="Footnote">http://www.webarchiv.cz/celoplosne-sklizne/</text:p></text:note-body></text:note></text:p>
      <text:p text:style-name="P5"><text:soft-page-break/>(Mám být obsáhlejší?)</text:p>
      <text:p text:style-name="P5">(Nevím co se s projektem dělo v roce 2003)</text:p>
      <text:h text:style-name="Heading_20_3" text:outline-level="3">Rok 2005<text:note text:id="ftn15" text:note-class="footnote"><text:note-citation>15</text:note-citation><text:note-body><text:p text:style-name="Footnote">http://webarchiv.cz/files/dokumenty/zpravy/Zamer2005Zpravatext.doc</text:p></text:note-body></text:note></text:h>
      <text:p text:style-name="P7">Projekt je i nadále řešen v rámci stejného projektu jako v roce 2004 a <text:s/>pokračuje v podstatě ve stejných kolejích. </text:p>
      <text:p text:style-name="P7">Důraz je kladen na analýzy přístupnosti dokumentů v archivu. Databáze WebArchivu je převáděna do formátu ARC. V tomto formátu jsou data uložená až do dnes a právě formát ARC a jeho převod do dnes nového formátu WARC je předmětem mé práce.</text:p>
      <text:p text:style-name="Text_20_body"><text:span text:style-name="T2">V tomto roce bylo oproti očekávání „sklizeno“ relativně malé množství dat. V</text:span> 253 785 MB dat bylo obsaženo 9 336 123 souborů.<text:span text:style-name="T2"><text:note text:id="ftn16" text:note-class="footnote"><text:note-citation>16</text:note-citation><text:note-body><text:p text:style-name="Footnote">http://www.webarchiv.cz/celoplosne-sklizne/</text:p></text:note-body></text:note></text:span></text:p>
      <text:p text:style-name="P8">(Mám být obsáhlejší?)</text:p>
      <text:h text:style-name="Heading_20_3" text:outline-level="3">Rok 2006<text:note text:id="ftn17" text:note-class="footnote"><text:note-citation>17</text:note-citation><text:note-body><text:p text:style-name="Footnote">http://webarchiv.cz/files/dokumenty/zpravy/zprava-VaV_2006-final.rtf</text:p></text:note-body></text:note></text:h>
      <text:p text:style-name="Text_20_body">Řešitelé projektu řešili současně i projekt CULTURE 2000<text:note text:id="ftn18" text:note-class="footnote"><text:note-citation>18</text:note-citation><text:note-body><text:p text:style-name="Footnote">Podrobné informace: http://www.webarchiv.cz/culture-2000/</text:p></text:note-body></text:note> nazvaný Web Cultural Heritage. Z toho důvodu provedli obsáhlou analýzu obsahu archivu.</text:p>
      <text:p text:style-name="P4">(Mám být podrobnější o CULTURE?)</text:p>
      <text:p text:style-name="Text_20_body">Tým dále provedl analýzu využívaného software:</text:p>
      <text:list xml:id="list1762394519" text:continue-numbering="true" text:style-name="List_20_1">
        <text:list-item>
          <text:p text:style-name="Contents_20_1">NutchWAX</text:p>
        </text:list-item>
        <text:list-item>
          <text:p text:style-name="Contents_20_1">Wayback – o software se zmiňují v další části textu své práce.</text:p>
        </text:list-item>
        <text:list-item>
          <text:p text:style-name="Contents_20_1">WAXToolbar</text:p>
        </text:list-item>
        <text:list-item>
          <text:p text:style-name="Contents_20_1">WERA</text:p>
        </text:list-item>
        <text:list-item>
          <text:p text:style-name="Contents_20_1">ARCRetriever</text:p>
        </text:list-item>
        <text:list-item>
          <text:p text:style-name="Contents_20_1">WebCurator</text:p>
        </text:list-item>
        <text:list-item>
          <text:p text:style-name="P32">Heritrix – o software se zmiňují v další části textu své práce.</text:p>
        </text:list-item>
        <text:list-item>
          <text:p text:style-name="P32">DeDuplicator </text:p>
        </text:list-item>
      </text:list>
      <text:p text:style-name="P4">(Mám rozvádět info o software? Nebo v části software? Asi oboje?)</text:p>
      <text:p text:style-name="Text_20_body"><text:span text:style-name="T2">Dále samozřejmě probíhají sklizně, v tomto roce je staženo 3 465 016 MB dat, které obsahovali celkem </text:span>70 741 016 souborů<text:span text:style-name="T2">. Což je největší množství za všechny uplynulé roky.</text:span><text:span text:style-name="T2"><text:note text:id="ftn19" text:note-class="footnote"><text:note-citation>19</text:note-citation><text:note-body><text:p text:style-name="Footnote">http://www.webarchiv.cz/celoplosne-sklizne/</text:p></text:note-body></text:note></text:span></text:p>
      <text:h text:style-name="Heading_20_3" text:outline-level="3">Rok 2007<text:note text:id="ftn20" text:note-class="footnote"><text:note-citation>20</text:note-citation><text:note-body><text:p text:style-name="Footnote">http://webarchiv.cz/files/dokumenty/zpravy/zprava2007.pdf</text:p></text:note-body></text:note></text:h>
      <text:p text:style-name="Text_20_body">V tomto roce řešitelský tým upravil web projektu (<text:a xlink:type="simple" xlink:href="http://www.webarchiv.cz/">www.webarchiv.cz</text:a>). Důraz byl kladen hlavně na uživatelskou přívětivost. Z webu je přímí přístup k nástroji WERA, který umožňuje fulltextové vyhledávání ve veřejné části databáze WebArchivu. Dále je plně zpřístupněn nástroj Wayback, který umožňuje vyhledá dle URL. Vyhledávání je též napoje no na možnost vyhledávání v databázi Internet Archive<text:note text:id="ftn21" text:note-class="footnote"><text:note-citation>21</text:note-citation><text:note-body><text:p text:style-name="Footnote">http://www.archive.org/</text:p></text:note-body></text:note>.</text:p>
      <text:p text:style-name="Text_20_body"><text:soft-page-break/>Dále je vyvinut nástroj pro vyhledávání podle metodiky konspektu – jedná se o sbírky podle oborů.</text:p>
      <text:p text:style-name="P4">(Mám psát konkrétněji o konspektu?)</text:p>
      <text:p text:style-name="P7">Tým také pracuje na lokalizaci užívaných nástrojů.</text:p>
      <text:p text:style-name="P4">(Mám rozepisovat konkrétněji?)</text:p>
      <text:p text:style-name="P7">Velký význam má i analýza možnosti sklízení bohemikálních zdrojů mimo doménu .cz.</text:p>
      <text:p text:style-name="P4">(Sem přidat informace o diplomce na toto téma? Nebo rozvedu v analýze provedených diplomových prací)</text:p>
      <text:p text:style-name="P7">Prozkoumává se i možnost průběžné analýzy sklizně. </text:p>
      <text:p text:style-name="P4">(Nevím jak dlouho trvá průměrná sklizeň. Mám rozvádět?)</text:p>
      <text:p text:style-name="P7">Tým se zabývá možností zlepšování tematických sklizní. Podrobněji se tematickými sklizněmi zabývám v jiné části práce.</text:p>
      <text:p text:style-name="P7">Aktuální je i problém změny legislativy týkající se uchovávání elektronických informačních zdrojů. Tento problém úzce souvisí s licencí Creative Commons. Licencí Creative Commons se též zabývám v jiné části své práce.</text:p>
      <text:p text:style-name="Text_20_body"><text:span text:style-name="T2">Tým i nadále pokračuje ve „sklízení“ webových zdrojů. V tomto roce bylo „sklizeno“ </text:span>3 600 000 MB dat. Což představuje cca 81 300 000 souborů<text:note text:id="ftn22" text:note-class="footnote"><text:note-citation>22</text:note-citation><text:note-body><text:p text:style-name="Footnote">http://www.webarchiv.cz/celoplosne-sklizne/</text:p></text:note-body></text:note></text:p>
      <text:h text:style-name="Heading_20_3" text:outline-level="3">Rok 2008<text:note text:id="ftn23" text:note-class="footnote"><text:note-citation>23</text:note-citation><text:note-body><text:p text:style-name="Footnote"><text:a xlink:type="simple" xlink:href="http://www.webarchiv.cz/files/dokumenty/zpravy/zprava2008.pdf">http://www.webarchiv.cz/files/dokumenty/zpravy/zprava2008.pdf</text:a></text:p></text:note-body></text:note></text:h>
      <text:p text:style-name="Text_20_body">Na stránkách projektu jsou poslední dostupné informace o cílech a výsledcích projektu dostupné v „Průběžná zpráva realizace projektu v roce 2008“.</text:p>
      <text:p text:style-name="Text_20_body">Tým i nadále pokračuje v analýze možností Konspektu. </text:p>
      <text:p text:style-name="Text_20_body">Dále pokračuje i lokalizace používaných nástrojů.</text:p>
      <text:p text:style-name="Text_20_body">I možnost<text:span text:style-name="T2"> sklízení bohemikálních zdrojů mimo doménu .CZ je dále diskutována a analyzována.</text:span></text:p>
      <text:p text:style-name="P7">Pokračuje se i možnost průběžné analýzy sklizně. </text:p>
      <text:p text:style-name="P7">Tým se zabývá možností zlepšování tematických sklizní. Podrobněji se tematickými sklizněmi zabývám v jiné části práce.</text:p>
      <text:p text:style-name="P7">Stejně tak je potřeba neustále monitorovat změny v legislativě a licenci Creative Commons.</text:p>
      <text:p text:style-name="P4">(Podobné otázky jako k roku 2007 – mám rozvádět jednotlivé řešené problémy?)</text:p>
      <text:p text:style-name="Text_20_body"><text:span text:style-name="T2">V tomto roce bylo „sklizeno“ 3 900 000 MB dat. Což představuje cca 78 203 483 souborů</text:span><text:span text:style-name="T2"><text:note text:id="ftn24" text:note-class="footnote"><text:note-citation>24</text:note-citation><text:note-body><text:p text:style-name="Footnote">http://www.webarchiv.cz/celoplosne-sklizne/</text:p></text:note-body></text:note></text:span></text:p>
      <text:p text:style-name="Text_20_body">V této době se již projevu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p text:style-name="P4">(Kdy došlo ke ztrátě dat?)</text:p>
      <text:h text:style-name="Heading_20_3" text:outline-level="3"><text:soft-page-break/>Rok 2009 – současnost</text:h>
      <text:p text:style-name="P4">Zprávy z těchto let nejsou bohužel na internetu zpřístupněny.</text:p>
      <text:p text:style-name="P4">Dostanu se k nim nějak?</text:p>
      <text:p text:style-name="P4">Zmínit, že v ČR je CC?</text:p>
      <text:h text:style-name="P28" text:outline-level="2">Stav projektu</text:h>
      <text:h text:style-name="Heading_20_3" text:outline-level="3">Současný obsah databáze WebArchivu<text:note text:id="ftn25" text:note-class="footnote"><text:note-citation>25</text:note-citation><text:note-body><text:p text:style-name="Footnote">http://www.webarchiv.cz/celoplosne-sklizne/</text:p></text:note-body></text:note></text:h>
      <text:p text:style-name="Text_20_body">Zde nabízím kompletní přehled množství stažených webových zdrojů v celoplošných sklizních. Tyto celoplošné sklizně jsou přímo zacíleny na webové zdroje umístěné na doméně .CZ Mimo to tvoří část databáze i tématické sklizně a konspekt. Celkově obsahuje databáze cca 15,5TB dat.</text:p>
      <text:p text:style-name="P2"/>
      <text:p text:style-name="P1"><text:bookmark text:name="top_level"/></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klizeň:</text:p>
          </table:table-cell>
          <table:table-cell table:style-name="Table1.A1" office:value-type="string">
            <text:p text:style-name="Table_20_Contents">Začátek:</text:p>
          </table:table-cell>
          <table:table-cell table:style-name="Table1.A1" office:value-type="string">
            <text:p text:style-name="Table_20_Contents">Počet souborů:</text:p>
          </table:table-cell>
          <table:table-cell table:style-name="Table1.A1" office:value-type="string">
            <text:p text:style-name="Table_20_Contents">Rozsah (MB):</text:p>
          </table:table-cell>
        </table:table-row>
        <table:table-row table:style-name="Table1.2">
          <table:table-cell table:style-name="Table1.A1" office:value-type="string">
            <text:p text:style-name="Table_20_Contents">CZ 2001</text:p>
          </table:table-cell>
          <table:table-cell table:style-name="Table1.A1" office:value-type="string">
            <text:p text:style-name="Table_20_Contents">září 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1" office:value-type="string">
            <text:p text:style-name="Table_20_Contents">CZ 2002</text:p>
          </table:table-cell>
          <table:table-cell table:style-name="Table1.A1" office:value-type="string">
            <text:p text:style-name="Table_20_Contents">duben 2002</text:p>
          </table:table-cell>
          <table:table-cell table:style-name="Table1.A1" office:value-type="string">
            <text:p text:style-name="Table_20_Contents">10 272 093</text:p>
          </table:table-cell>
          <table:table-cell table:style-name="Table1.A1" office:value-type="string">
            <text:p text:style-name="Table_20_Contents">315 756</text:p>
          </table:table-cell>
        </table:table-row>
        <table:table-row table:style-name="Table1.2">
          <table:table-cell table:style-name="Table1.A1" office:value-type="string">
            <text:p text:style-name="Table_20_Contents">CZ 2004</text:p>
          </table:table-cell>
          <table:table-cell table:style-name="Table1.A1" office:value-type="string">
            <text:p text:style-name="Table_20_Contents">březen 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CZ 2005</text:p>
          </table:table-cell>
          <table:table-cell table:style-name="Table1.A1" office:value-type="string">
            <text:p text:style-name="Table_20_Contents">červen 2005 </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CZ 2006</text:p>
          </table:table-cell>
          <table:table-cell table:style-name="Table1.A1" office:value-type="string">
            <text:p text:style-name="Table_20_Contents">srpen 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CZ 2007</text:p>
          </table:table-cell>
          <table:table-cell table:style-name="Table1.A1" office:value-type="string">
            <text:p text:style-name="Table_20_Contents">listopad 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CZ 2008</text:p>
          </table:table-cell>
          <table:table-cell table:style-name="Table1.A1" office:value-type="string">
            <text:p text:style-name="Table_20_Contents">listopad 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table-cell table:style-name="Table1.A1" office:value-type="string">
            <text:p text:style-name="P3"/>
          </table:table-cell>
          <table:table-cell table:style-name="Table1.A1" office:value-type="string">
            <text:p text:style-name="Table_20_Contents">CELKEM:</text:p>
          </table:table-cell>
          <table:table-cell table:style-name="Table1.A1" office:value-type="string">
            <text:p text:style-name="Table_20_Contents">285 031 169</text:p>
          </table:table-cell>
          <table:table-cell table:style-name="Table1.A1" office:value-type="string">
            <text:p text:style-name="Table_20_Contents">12 699 382</text:p>
          </table:table-cell>
        </table:table-row>
      </table:table>
      <text:p text:style-name="Text_20_body"/>
      <text:p text:style-name="P13">(Vložím sem potom samozřejmě obrázek – nenechám tu takovou ošklivou tabulku. Mám se nějak podrobněji zabývat jednotlivými sklizněmi?)</text:p>
      <text:h text:style-name="Heading_20_3" text:outline-level="3">Creative Commons</text:h>
      <text:p text:style-name="Text_20_body">Pro zvyšování obsahu WebArchivu je zásadní licence Creative Commons<text:note text:id="ftn26" text:note-class="footnote"><text:note-citation>26</text:note-citation><text:note-body><text:p text:style-name="Footnote">Webové stránky projektu: http://creativecommons.org/</text:p></text:note-body></text:note>. Jedná se o mezinárodní licenční standart, pomocí kterého může autor elektronického díla poskytnout své dílo k veřejnému užití jiným osobám.<text:note text:id="ftn27" text:note-class="footnote"><text:note-citation>27</text:note-citation><text:note-body><text:p text:style-name="Footnote">http://www.webarchiv.cz/ccinfo/</text:p></text:note-body></text:note></text:p>
      <text:p text:style-name="Text_20_body">Dá se říci, že právě Creative Commons umožňuje archivovat skutečně kvalitní a hodnotné webové zdroje. Pokud autor webový zdroj neposkytne pod licencí Creative Commons musí s ním WebArchiv uzavřít smlouvu.</text:p>
      <text:p text:style-name="Text_20_body">Creative Commons je v současné době podřízena autorskému zákonu. Je to výborný a jednoduchý způsob jak může autor elektronického díla poskytnout toto dílo širekému množství uživatelů. Výhodou Creative Commons je například to, že autor nemusí výhradně podepisovat smlouvu s každým uživatelem jeho zdroje. Prostě jen označí zdroj značkou Creative Commons a uživatel v okamžiku kdy použije dílo automaticky vstupuje do smlouvy. Majitel díla navíc přesně určí jak se s jeho dílem smí nakládat. Například zda smí uživatel díla dílo upravovat, nebo zda ho může využívat komerčně.<text:note text:id="ftn28" text:note-class="footnote"><text:note-citation>28</text:note-citation><text:note-body><text:p text:style-name="Footnote">http://www.ikaros.cz/node/4612</text:p></text:note-body></text:note></text:p>
      <text:p text:style-name="P4">(Mám rozvádět možnosti?)</text:p>
      <text:p text:style-name="Text_20_body">Z toho vyplývá, že monitorování možnosti využití a adaptace se na licenci Creative Commons je jedna z velmi důležitých úkolů týmu WebArchivu<text:note text:id="ftn29" text:note-class="footnote"><text:note-citation>29</text:note-citation><text:note-body><text:p text:style-name="Footnote">Velmi obsáhlá práce na toto téma: http://www.creativecommons.cz/wp-content/uploads/dp_petr_jansa_komplet_xmp.pdf</text:p></text:note-body></text:note>. Nejpalčivější problém je vztah licence Creative <text:soft-page-break/>Commons. K velké změně došlo v roce 2009, kdy se Česká republika stala 52 zemí s lokalizovanou verzí licence.<text:note text:id="ftn30" text:note-class="footnote"><text:note-citation>30</text:note-citation><text:note-body><text:p text:style-name="Footnote">http://www.webarchiv.cz/ccinfo/</text:p></text:note-body></text:note> <text:note text:id="ftn31" text:note-class="footnote"><text:note-citation>31</text:note-citation><text:note-body><text:p text:style-name="Footnote">Webové stránky lokalizovaného projektu: http://www.creativecommons.cz/</text:p></text:note-body></text:note> WebArchiv na svých stránkách přímo poskytuje návod<text:note text:id="ftn32" text:note-class="footnote"><text:note-citation>32</text:note-citation><text:note-body><text:p text:style-name="Footnote">http://www.webarchiv.cz/cc2</text:p></text:note-body></text:note> jak může majitel webového zdroje přidat svou práci pod licenci Creative Commons a samozřejmě podporuje informovanost o licenci Creative Commons.</text:p>
      <text:p text:style-name="P4">(Mám to více rozvádět?)</text:p>
      <text:h text:style-name="Heading_20_3" text:outline-level="3">Partneři projektu WebArchiv<text:note text:id="ftn33" text:note-class="footnote"><text:note-citation>33</text:note-citation><text:note-body><text:p text:style-name="Footnote">http://www.webarchiv.cz/partneri-projektu/</text:p></text:note-body></text:note></text:h>
      <text:p text:style-name="Standard"><text:span text:style-name="T1">Moravská zemská knihovna</text:span><text:span text:style-name="T1"><text:note text:id="ftn34" text:note-class="footnote"><text:note-citation>34</text:note-citation><text:note-body><text:p text:style-name="Footnote">Bližší informace dostupné na: http://www.mzk.cz</text:p></text:note-body></text:note></text:span><text:span text:style-name="T1"> </text:span>– provádí základní výzkum, má za úkol šířit výsledky výzkumu a publikuje informaci o projektu. Jejím zřizovatelem je Ministerstvo kultury ČR.</text:p>
      <text:p text:style-name="Text_20_body"><text:span text:style-name="T1">Ústav výpočetní techniky Masarykovy univerzity</text:span><text:span text:style-name="T1"><text:note text:id="ftn35" text:note-class="footnote"><text:note-citation>35</text:note-citation><text:note-body><text:p text:style-name="Footnote">Bližší informace dostupné na http://www.muni.cz/ics</text:p></text:note-body></text:note></text:span><text:span text:style-name="T5"> – Zabývá se výzkumem v oboru digitálních knihoven, zpracování a uchování multimédií. Jedná se o ústav Masarykovy univerzity.</text:span></text:p>
      <text:p text:style-name="Text_20_body"><text:span text:style-name="T1">CZ.NIC</text:span><text:span text:style-name="T1"><text:note text:id="ftn36" text:note-class="footnote"><text:note-citation>36</text:note-citation><text:note-body><text:p text:style-name="Footnote">Bližší informace dostupnost na http://www.nic.cz/</text:p></text:note-body></text:note></text:span><text:span text:style-name="T5"> – Poskytuje WebArchivu seznam domén pro celoplošné sklizně v rámci domény .CZ.</text:span></text:p>
      <text:h text:style-name="Heading_20_3" text:outline-level="3">Nasmlouvané webové zdroje</text:h>
      <text:p text:style-name="Text_20_body">Mimo licence Creative Cammons má WebArchiv uzavřené smlouvy s českými webovými zdroji. Tato smlouva umožňuje tým archivovat tyto zdroje. V průběhu let samozřejmě významně roste počet nasmlouvaných zdrojů.</text:p>
      <text:p text:style-name="Text_20_body">Je samozřejmé, že vlastníci webových informačních zdrojů by měli mít zájem na archivaci svých webů. Důvodů pro to je mnoho. Hlavním je samozřejmě dostupnost starých verzí webů pro jejich návštěvníky.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text:note text:id="ftn37" text:note-class="footnote"><text:note-citation>37</text:note-citation><text:note-body><text:p text:style-name="Footnote">http://www.webarchiv.cz/vydavatele/</text:p></text:note-body></text:note></text:p>
      <text:p text:style-name="Text_20_body">V současné době má WebArchiv uzavřené smlouvy se zhruba 2932 autory weobových stránek v prostředí domény .CZ. Bližší informace o smlouvách jsou samozřejmě k dohledání na stránkách projektu<text:note text:id="ftn38" text:note-class="footnote"><text:note-citation>38</text:note-citation><text:note-body><text:p text:style-name="Footnote">http://www.webarchiv.cz/partneri</text:p></text:note-body></text:note>.</text:p>
      <text:p text:style-name="Text_20_body">WebArchiv má samozřejmě i zpracovanou politiku přijímání nových zdrojů. Preferovány jsou <text:span text:style-name="T3">„především materiály významné kulturní či vědecké hodnoty, které vznikají jako původní digitální díla (tz. nemají souběžnou tištěnou podobu).“</text:span><text:span text:style-name="T3"><text:note text:id="ftn39" text:note-class="footnote"><text:note-citation>39</text:note-citation><text:note-body><text:p text:style-name="Footnote">http://www.webarchiv.cz/formular-url/</text:p></text:note-body></text:note></text:span></text:p>
      <text:p text:style-name="P4">(Mám podrobněji řešit politiku přijímaní nových smluv?)</text:p>
      <text:h text:style-name="Heading_20_3" text:outline-level="3">Internet Archive</text:h>
      <text:p text:style-name="Text_20_body">Tato organizace se zabývá řešením několika projektů související s archivováním webových zdrojů a uchováváním digitálních dokumentů. Jde o neziskovou organizaci sídlící v San Francisco. </text:p>
      <text:p text:style-name="Text_20_body">Mezi projekty organizace patří například nástroj WayBack, který využívá i WebArchive. Nebo <text:soft-page-break/>Open Library. Projekt který má za cíl archivovat knihy. V archivu mají dnes již kolem 20 publikací. Kompletní seznam projektů týmu Internet archive je k dohledání na webu<text:note text:id="ftn75" text:note-class="footnote"><text:note-citation>40</text:note-citation><text:note-body><text:p text:style-name="Footnote">http://www.archive.org/projects/</text:p></text:note-body></text:note>.</text:p>
      <text:p text:style-name="Text_20_body">Je nasnadě, že spolupráce týmu WebArchivu s týmem Internet Archive je velmi důležitá. Například z hlediska získávání zkušeností a informací. </text:p>
      <text:p text:style-name="Text_20_body">Projekty spolupracují i při vyhledávání webových zdrojů. Vyhledávání ve WebArchivu je přímo napojeno na možnost vyhledávat webové zdroje v databázi Internet Archive<text:note text:id="ftn40" text:note-class="footnote"><text:note-citation>41</text:note-citation><text:note-body><text:p text:style-name="Footnote">Dostupný na: http://www.archive.org/</text:p></text:note-body></text:note>.</text:p>
      <text:p text:style-name="P4">(Mám se nějak blíže zabývat InternetArchivem?)</text:p>
      <text:h text:style-name="P28" text:outline-level="2">Dostupnost informací o projektu</text:h>
      <text:p text:style-name="Text_20_body">O projektu WebArchiv se lze dočíst na stránkách Národní digitální knihovny<text:note text:id="ftn41" text:note-class="footnote"><text:note-citation>42</text:note-citation><text:note-body><text:p text:style-name="Footnote"><text:a xlink:type="simple" xlink:href="http://www.ndk.cz/webarchiv">http://www.ndk.cz/webarchiv</text:a></text:p></text:note-body></text:note>, která projekt řeší a samozřejmě na stránkách WebArchivu<text:note text:id="ftn42" text:note-class="footnote"><text:note-citation>43</text:note-citation><text:note-body><text:p text:style-name="Footnote">http://www.webarchiv.cz</text:p></text:note-body></text:note>. K nalezení jsou jak tiskové zprávy, z kterých jsem čerpal při popisování stavu projektu a jeho cílech a záměrech, tak další dokumenty<text:note text:id="ftn43" text:note-class="footnote"><text:note-citation>44</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banneru informovali návštěvníky svých webů o existenci WebArchivu. Na webu projektu je dostupné velké množství dokumentů zabývající se problematikou archivace webových zdrojů a popularizací WebArchivu.</text:p>
      <text:p text:style-name="P4">(Mám to více rozvádět?)</text:p>
      <text:p text:style-name="P23">Projektem WebArchiv se také intenzivně zajímá například Elektronický časopis o informační společnosti – Ikaros<text:note text:id="ftn76" text:note-class="footnote"><text:note-citation>45</text:note-citation><text:note-body><text:p text:style-name="Footnote">Přístupný na: <text:a xlink:type="simple" xlink:href="http://www.ikaros.cz/">http://www.ikaros.cz/</text:a></text:p></text:note-body></text:note>.</text:p>
      <text:p text:style-name="P7">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 Na stránkách Národní digitální knihovny<text:note text:id="ftn74" text:note-class="footnote"><text:note-citation>46</text:note-citation><text:note-body><text:p text:style-name="Footnote">http://www.ndk.cz/narodni-dk</text:p></text:note-body></text:note> nelze nalézt prakticky žádné informace.</text:p>
      <text:p text:style-name="P4">(Nepletu se?)</text:p>
      <text:h text:style-name="P28" text:outline-level="2">Kritéria výběru webových zdrojů<text:span text:style-name="T2"><text:note text:id="ftn44" text:note-class="footnote"><text:note-citation>47</text:note-citation><text:note-body><text:p text:style-name="Footnote"><text:a xlink:type="simple" xlink:href="http://www.webarchiv.cz/kriteria/">http://www.webarchiv.cz/kriteria/</text:a></text:p></text:note-body></text:note></text:span></text:h>
      <text:p text:style-name="P7">Základní činností WebArchivu je jak je patrno archivování webových zdrojů. Řídí se při tom určitými kriterii a provádí několik druhů „sklízení“ těchto zdrojů. Tým provádí plošnou „sklizeň“ webových zdrojů na doméně .CZ a poté výběrové „sklizně“. </text:p>
      <text:p text:style-name="P7">V souladu s legislativou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text:span text:style-name="T2"><text:note text:id="ftn45" text:note-class="footnote"><text:note-citation>48</text:note-citation><text:note-body><text:p text:style-name="Footnote"><text:a xlink:type="simple" xlink:href="http://www.webarchiv.cz/kriteria/">http://www.webarchiv.cz/kriteria/</text:a></text:p></text:note-body></text:note></text:span></text:h>
      <text:p text:style-name="Text_20_body">Plošná archivace neboli „harvesting“ má za cíl archivovat co největší počet bohemikálních webových zdrojů. „Harvesting“ není náročný na filtrování a výběr „sklízených“ zdrojů. Do softwaru určeného pro „sklízení“ se pouze zadají podmínky, které musí webový zdroj obsahovat.</text:p>
      <text:p text:style-name="Text_20_body">Hlavní podmínkou pro plošnou sklizeň je doména webového zdroje. Typicky se jedná o zdroje umístěné pod doménou .CZ. Řešitelé ale už vyvinuli nástroj, který umožní sklízet plošně bohemikální zdroje mimo tuto doménu. Tímto nástrojem se budu zabývám v kapitole o starších pracích na téma WebArchiv.</text:p>
      <text:p text:style-name="Text_20_body">Další podmínka určující plošnou sklizeň je formát dat. Archivovaný formát dat závisí na technických podmínkách. Například je potřeba zajistit dostatečné kapacity pro video soubory atd. Zde naráží tým na problém zpětné kompatibility. Jedná se typicky o multimediální formáty jako je Flash, animace, obrázky, video a zvuk.</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Co se týče velikosti souboru preferuje WebArchiv, z důvodu kapacity úložiště, soubory s velikostí do 100 MB. Dalším kritériem je maximální počet souborů pro jeden zdroj.</text:p>
      <text:p text:style-name="Text_20_body">Plošnou archivací bylo od roku 2001 do roku 2008 „sklizeno“ téměř 12,7TB dat.</text:p>
      <text:h text:style-name="Heading_20_3" text:outline-level="3">Výběrový přístup – Konspekt<text:note text:id="ftn46" text:note-class="footnote"><text:note-citation>49</text:note-citation><text:note-body><text:p text:style-name="Footnote"><text:a xlink:type="simple" xlink:href="http://www.webarchiv.cz/kriteria/">http://www.webarchiv.cz/kriteria/</text:a></text:p></text:note-body></text:note></text:h>
      <text:p text:style-name="Text_20_body">Výběrový přístup oproti plošné sklizně bere ohled na více parametrů. Zdroje jsou řazeny do tematických oborů. Jelikož obsah Konspektu není prozatím příliš obsáhlý je celkem jednoduše přehledný. Přehled oborů archovovaných v rámci Konspektu je vyhledatelný na webových stránkách WebArchivu<text:note text:id="ftn47" text:note-class="footnote"><text:note-citation>50</text:note-citation><text:note-body><text:p text:style-name="Footnote">http://www.webarchiv.cz/konspekt/</text:p></text:note-body></text:note>.</text:p>
      <text:p text:style-name="Text_20_body">Archivovaný zdroj musí splňovat alespoň jednu z těchto podmínek. Musí být publikovaný na území České republiky, nebo musí být v češtině, nebo musí být publikován českým autorem nebo se jeho obsah musí vztahovat České republice.</text:p>
      <text:p text:style-name="Text_20_body">Další podmínky jsou již podobné podmínkám plošné sklizně. Zdroj je umístěn na některé z národních domén, splňuje národnostní aspekty České republiky – národnost autora, sídlo autora, jazyk zdroje, týká se České republiky. Obsah zdroje je v nějakém smyslu významný v kontextu české <text:soft-page-break/>kultury – má vědeckou hodnotu, je kulturně významný atd. Zdroj musí být volně přístupný – je pod licencí Creative Commons nebo má vydavatel uzavřenou smlouvu s WebArchivem. Upřednostňovány jsou formáty dokumentů, které jsou běžnému uživateli internetu zobrazitelné. </text:p>
      <text:p text:style-name="Text_20_body">Důležité jsou samozřejmě technické parametry webového zdroje. Z de jsou podmínky stanoveny podobně jako u plošné sklizně. „Sklízí“ se dokumenty dostupné přes protokol http a ftp, a respektuje se otázka autorských práv.</text:p>
      <text:p text:style-name="Text_20_body">Důraz je kladen na dokumenty, které nejsou dostupné v jiné než elektronické formě – jejich „sklízení“ je jediná záruka trvalého uchování jejich obsahu. Z tohoto důvodu jsou vyhledávány například online časopisy, elektronické monografie, výzkumné zprávy, akademické práce, blogy – ovšem pouze s vyšší kulturní hodnotou –, elektronické informační dokumenty – vládní dokumenty, online tiskové zprávy atd. Z tohoto důvodu je třeba sledovat integritu zdroje – nevyplací se sklízet neúplné webové zdroje – a frekvenci změn zdroje – zdroj který se aktualizuje častěji je potřeba sklízet v krátkých intervalech aby se zachoval co největší počet jeho verzí.</text:p>
      <text:p text:style-name="Text_20_body">WebArchiv prakticky nearchivuj internetové aplikace – online hry –, intranetové zdroje, weblogy, portály bez autorského obsahu, databáze atd.</text:p>
      <text:h text:style-name="Heading_20_3" text:outline-level="3">Tematické sbírky<text:note text:id="ftn48" text:note-class="footnote"><text:note-citation>51</text:note-citation><text:note-body><text:p text:style-name="Footnote"><text:a xlink:type="simple" xlink:href="http://www.webarchiv.cz/kriteria/">http://www.webarchiv.cz/kriteria/</text:a></text:p></text:note-body></text:note></text:h>
      <text:p text:style-name="Text_20_body">Jedná se o monotematické webové zdroje. Bohužel těchto, dle mého názoru, informačně velmi hodnotný „sklizní“ je ve WebArchivu veřejně dostupných pouze devět<text:note text:id="ftn49" text:note-class="footnote"><text:note-citation>52</text:note-citation><text:note-body><text:p text:style-name="Footnote">http://www.webarchiv.cz/tematicke_sbirky/</text:p></text:note-body></text:note>. Jedná se například o sbírku na téma „Výročí obsazení Československa 1968“. </text:p>
      <text:p text:style-name="Text_20_body">Kritéria výběru jsou opět podobná jako u plošných sklizní. Je kladen důraz na technické možnosti WebArchivu, na zobrazitelné formáty dat, na legislativní hledisko a na dokumenty z Českého národního prostředí.</text:p>
      <text:p text:style-name="P4">(Stačí takhle?)</text:p>
      <text:h text:style-name="P28" text:outline-level="2">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p text:style-name="P4">(Které z toho mám řešit? A jak moc?)</text:p>
      <text:h text:style-name="Heading_20_3" text:outline-level="3">Systém pro správu procesu archivace webových informačních zdrojů<text:note text:id="ftn50" text:note-class="footnote"><text:note-citation>53</text:note-citation><text:note-body><text:p text:style-name="Footnote">Práce dostupná na: http://is.muni.cz/th/173018/fi_b/</text:p></text:note-body></text:note></text:h>
      <text:p text:style-name="Text_20_body">Tato diplomová práce, kterou zpracoval Adam Brokeš v roce 2009 měla za cíl vytvořit systém pro správu zdrojů, vydavatelů a smluv projektu WebArchiv. Jejím výstupem byla aplikace WA Admin v2, který se v současné době tým WebArchivu používá.</text:p>
      <text:p text:style-name="Text_20_body">Adam Brokeš ve své práci podává informace o projektu WebArchiv. Provádí analýzu stavu WebArchivu. Zabývá se historií projektu, pracovními postupy projektu a stavem archivu webových zdrojů. Dále se zabývá právním rámcem sklizně webových zdrojů.</text:p>
      <text:p text:style-name="Text_20_body">Analyzuje nástroje, které WebArchiv užívá. Konkrétně se jedná o nástroj Heritrix, WayBack a nástroj AutoContractMarker. Následně analyzuje WA Admin. Výsledkem jeho analýzy je popis nedostatků tohoto nástroje. Jedná se zejména o výhrady k datovému modelu, neflexibilitu systému, nemožnost hodnocení zdrojů.</text:p>
      <text:p text:style-name="Text_20_body">Protože nástroj WA Admin shledá nedostatečným tak se rozhoduje čím ho má nahradit. Nejdříve proto prozkoumá hotová řešení, která připadají v úvahu. Jedná se o nástroj NetarchiveSuite, který používá Dánská národní knihovna. Tento nástroj ale nedoporučuje použít především pro rozdílnost České a Dánské legislativy týkající se archivace webových zdrojů. Nástroj totiž neumožňuje provádět některé akce, který by WebArchiv potřeboval – například přikládání smluv. Druhý nástroj, který připadá v úvahu je Web Curator Tool vyvinutý národními knihovnami Velké Británie a Nového Zélandu. Ten však také zamítá proto, že pracovní postupy, které jsou v něm implementovány jsou odlišné od postupů WebArchivu.</text:p>
      <text:p text:style-name="Text_20_body">Z těchto důvodů se rozhodne vytvořit vlastní nástroj, který zohlední specifické pracovní postupy týmu WebArchive. Tomu však předchází nejdříve analýza případů užití – tzn. pracovních postupů Webarchivu. Jelikož velkou část práce není možné automatizovat, je potřeba vytvořit nástroj, který urychlí práci uživatelů. </text:p>
      <text:p text:style-name="Text_20_body">Závěrečná část diplomové práce se zabývá návrhem a implementací nástroje WA Admin v2. Nástroj WA ADMIN v2 je v současné době užíván týmem WebArchive.</text:p>
      <text:p text:style-name="Text_20_body"><text:span text:style-name="Strong_20_Emphasis"><text:span text:style-name="T39">(Mám to více rozvádět?)</text:span></text:span></text:p>
      <text:h text:style-name="Heading_20_3" text:outline-level="3"><text:span text:style-name="Strong_20_Emphasis">Identifikace a omezení přístupu k "nevhodným" stránkám ve webovém archivu</text:span><text:span text:style-name="Strong_20_Emphasis"><text:note text:id="ftn51" text:note-class="footnote"><text:note-citation>54</text:note-citation><text:note-body><text:p text:style-name="Footnote">Práce dostupná na: http://is.muni.cz/th/172849/fi_b/</text:p></text:note-body></text:note></text:span></text:h>
      <text:p text:style-name="Text_20_body"><text:span text:style-name="Strong_20_Emphasis"><text:span text:style-name="T5">Autorem bakalářské práce je Filip Kusalík, který ji dokončil v roce 2009. Cílem projektu bylo vytvořit nástroj, který identifikuje webové zdroje v archivu jenž podle zákona není možné uchovávat. Výstupem práce byl nástroj ImpEval, který je v současné době nasazen v běžném provozu.</text:span></text:span></text:p>
      <text:p text:style-name="Text_20_body"><text:span text:style-name="Strong_20_Emphasis"><text:span text:style-name="T5">Filip Kusalík ve své práci provede návrh nástroje a také ho implementuje. Nástroj je implementovaný v programovacím jazyce Java. </text:span></text:span></text:p>
      <text:p text:style-name="Text_20_body"><text:soft-page-break/><text:span text:style-name="Strong_20_Emphasis"><text:span text:style-name="T39">(Mám to více rozvádět?)</text:span></text:span></text:p>
      <text:h text:style-name="Heading_20_3" text:outline-level="3"><text:span text:style-name="Strong_20_Emphasis">Rozpoznání a archivace českého webu mimo národní doménu</text:span><text:span text:style-name="Strong_20_Emphasis"><text:note text:id="ftn52" text:note-class="footnote"><text:note-citation>55</text:note-citation><text:note-body><text:p text:style-name="Footnote">Práce dostupná na: http://is.muni.cz/th/172585/fi_b/</text:p></text:note-body></text:note></text:span></text:h>
      <text:p text:style-name="Text_20_body"><text:span text:style-name="Strong_20_Emphasis"><text:span text:style-name="T5">Tato bakalářská práce měla za cíl vytvořit nástroj pro Rozpoznání a archivace českého webu mimo národní doménu. Vypracoval jí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5">Na začátku své práce je Ivan Vlček provádí analýzu používaných nástrojů<text:tab/>, se kterými bude muset WebAnalyzer spolupracovat. Konkrétně se jedná o Heritrix a WayBack. </text:span></text:span></text:p>
      <text:p text:style-name="Text_20_body"><text:span text:style-name="Strong_20_Emphasis"><text:span text:style-name="T5">Zbytek práce je věnován analýze a návrhu WebAnalyzer. Řešitel musel navrhnout jak samotnou aplikaci tak způsob její integrace do ostatních nástrojů WebArchivu. Autor při řešení práce kladl důraz na modularitu a flexibilitu WebAnalyzeru a na jeho vývoji pokračoval i po dokončení bakalářské práce.</text:span></text:span></text:p>
      <text:p text:style-name="Text_20_body"><text:span text:style-name="Strong_20_Emphasis"><text:span text:style-name="T39">(Mám to více rozvádět?)</text:span></text:span></text:p>
      <text:h text:style-name="Heading_20_3" text:outline-level="3"><text:span text:style-name="Strong_20_Emphasis">Implementace OAI-PMH pro český WebArchiv</text:span><text:span text:style-name="Strong_20_Emphasis"><text:note text:id="ftn55" text:note-class="footnote"><text:note-citation>56</text:note-citation><text:note-body><text:p text:style-name="Footnote">Práce dostupná na: http://is.muni.cz/th/98989/fi_b</text:p></text:note-body></text:note></text:span></text:h>
      <text:p text:style-name="P24">Martin BELLA, bakalářská práce, 2008.</text:p>
      <text:h text:style-name="Heading_20_3" text:outline-level="3"><text:span text:style-name="Strong_20_Emphasis">Bibliografický popis elektronických online zdrojů v zahraniční a domácí katalogizační praxi</text:span><text:span text:style-name="Strong_20_Emphasis"><text:note text:id="ftn53" text:note-class="footnote"><text:note-citation>57</text:note-citation><text:note-body><text:p text:style-name="Footnote">Práce dostupná na: http://www.webarchiv.cz/files/dokumenty/ostatni/DPjelinkova2006.pdf</text:p></text:note-body></text:note></text:span></text:h>
      <text:p text:style-name="Text_20_body"><text:span text:style-name="Strong_20_Emphasis"><text:span text:style-name="T5">Lenka Jelínková tuto diplomovou práci dokončila v roce 2006.</text:span></text:span></text:p>
      <text:h text:style-name="Heading_20_3" text:outline-level="3"><text:span text:style-name="Strong_20_Emphasis">Zpřístupnění archivu českého webu</text:span><text:span text:style-name="Strong_20_Emphasis"><text:note text:id="ftn54" text:note-class="footnote"><text:note-citation>58</text:note-citation><text:note-body><text:p text:style-name="Footnote">Práce dostupná na: http://is.muni.cz/th/49968/fi_m</text:p></text:note-body></text:note></text:span></text:h>
      <text:p text:style-name="Text_20_body">Lukáš MATĚJKA, diplomová práce, 2006.</text:p>
      <text:h text:style-name="Heading_20_3" text:outline-level="3"><text:span text:style-name="Strong_20_Emphasis">Strategie archivace elektronických online zdrojů a politika jejich výběru do digitálního archivu (se zaměřením na český systém WebArchiv)</text:span><text:span text:style-name="Strong_20_Emphasis"><text:note text:id="ftn56" text:note-class="footnote"><text:note-citation>59</text:note-citation><text:note-body><text:p text:style-name="Footnote">Práce dostupná na: http://www.webarchiv.cz/files/dokumenty/zpravy/skodova.doc</text:p></text:note-body></text:note></text:span></text:h>
      <text:p text:style-name="Text_20_body">Markéta ŠKODOVÁ, diplomová práce, 2005.</text:p>
      <text:h text:style-name="P28" text:outline-level="2">Nástroje související s projektem WebArchiv</text:h>
      <text:p text:style-name="P4">(Které z toho mám řešit? Jen ty co primo používam? - warctools,heritrix,jhove?)</text:p>
      <text:h text:style-name="Heading_20_3" text:outline-level="3">APACHE TOMCAT<text:note text:id="ftn60" text:note-class="footnote"><text:note-citation>60</text:note-citation><text:note-body><text:p text:style-name="Footnote">http://tomcat.apache.org/</text:p></text:note-body></text:note></text:h>
      <text:p text:style-name="Text_20_body">Apache Tomcat jsem používal na svém počítači při práci na cvičných sklizních. Jedná se o kvalitní a dobře použitelný virtuální server.</text:p>
      <text:p text:style-name="P4">(Mám být konkrétnější? Asi není třeba co dodávat ne?)</text:p>
      <text:h text:style-name="Heading_20_3" text:outline-level="3">ARCRetriever</text:h>
      <text:p text:style-name="P7">„Arcretriever je modul pro dodání dokumentu, jenž je součástí systému WERA. Java web aplikace na základe jména archivního souboru a pozice (offsetu) zobrazuje dokumenty vrácené z archivu.“ <text:note text:id="ftn57" text:note-class="footnote"><text:note-citation>61</text:note-citation><text:note-body><text:p text:style-name="Footnote">http://is.muni.cz/th/49968/fi_m</text:p></text:note-body></text:note> Tento nástroj byl používán ve WebArchivu v kombinaci s nástrojem WERA a NutchWAX.</text:p>
      <text:p text:style-name="P4">(Je to text z jiné dimplomky)</text:p>
      <text:h text:style-name="Heading_20_3" text:outline-level="3">AutoContractMarker</text:h>
      <text:p text:style-name="P4">Mám se ním zabývat? Používá se ještě?</text:p>
      <text:h text:style-name="Heading_20_3" text:outline-level="3">DeDuplicator <text:note text:id="ftn65" text:note-class="footnote"><text:note-citation>62</text:note-citation><text:note-body><text:p text:style-name="Footnote">http://deduplicator.sourceforge.net/</text:p></text:note-body></text:note></text:h>
      <text:p text:style-name="P18">Jedná se o modul programu Heritrix, který má na starost zachytávání duplicitních souborů v rámci série sklizní. Modul vyvíj<text:span text:style-name="T35">í</text:span><text:span text:style-name="T16"> National and University Library of Iceland. Pro tuto bakalářskou práci je důležitý právě proto, že při převodu ARC do WARC bude snaha minimalizovat počet duplicitních archivovaných souborů.</text:span></text:p>
      <text:p text:style-name="P19"><text:span text:style-name="T16">(Ještě rozvedu až ho použiji)</text:span></text:p>
      <text:h text:style-name="Heading_20_3" text:outline-level="3">WARC-TOOLS<text:note text:id="ftn61" text:note-class="footnote"><text:note-citation>63</text:note-citation><text:note-body><text:p text:style-name="Footnote">http://code.google.com/p/warc-tools/</text:p></text:note-body></text:note></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Samotnou práci s tímto nástrojem více rozvedu v té části bakalářské práce, kde se věnuji samotnému převodu ARC souborů do WARC.</text:p>
      <text:p text:style-name="P4">(Mám být konkrétnější?)</text:p>
      <text:p text:style-name="P4">O těchto dvou nástrojích bude třeba ještě psát..netvoří ani WARC soubory stejné verze.</text:p>
      <text:h text:style-name="Heading_20_3" text:outline-level="3"><text:soft-page-break/>HANZO / WARC-TOOLS<text:note text:id="ftn62" text:note-class="footnote"><text:note-citation>64</text:note-citation><text:note-body><text:p text:style-name="Footnote">http://code.hanzoarchives.com/warc-tools/wiki/Home</text:p></text:note-body></text:note></text:h>
      <text:p text:style-name="Text_20_body">Další nástroj obsahující skripty pro převod ARC souborů na WARC soubory, včetně nástrojů pro validaci a práci s WARC soubory. Při testování a práci s archivy, jsem používal jak nástroj WARC-TOOLS tak tento nástroj.</text:p>
      <text:p text:style-name="Text_20_body">Vlastnosti a funkcionalitu nástroje rozvedu v pasáži bakalářské práce věnující se samotnému převodu ARC souborů do formátu WARC.</text:p>
      <text:p text:style-name="P4">(Mám být konkrétnější?)</text:p>
      <text:p text:style-name="P4">O těchto dvou nástrojích bude třeba ještě psát..netvoří ani WARC soubory stejné verze.</text:p>
      <text:h text:style-name="Heading_20_3" text:outline-level="3">HERITRIX<text:note text:id="ftn0" text:note-class="footnote"><text:note-citation>65</text:note-citation><text:note-body><text:p text:style-name="Footnote">http://crawler.archive.org/ </text:p></text:note-body></text:note></text:h>
      <text:p text:style-name="Text_20_body">Nástroj Heritrix využívá WebArchiv přímo v provozu na sklizně webových zdrojů. Já sám jsem ho používal na svém počítači při cvičných sklizních.</text:p>
      <text:p text:style-name="Text_20_body">Jedná se o nástroj určený pro sklizně webových zdrojů.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text:p>
      <text:p text:style-name="Text_20_body">Po spuštění nástroj prohledává určitou webovou adresu a stahuje dokumenty, které na ní nalezne. Vše ukládá do formátu ARC a následně komprimuje nástrojem GZip. WebArchiv standardně preferuje ARC.GZ soubory o velikosti 100MB.</text:p>
      <text:p text:style-name="Text_20_body">Uživatel může během probíhající sklizně sledovat jejich průběh, heritrix nabízí širokou paletu možností jak lze procházet sklizené soubory a filtrovat si v jejich seznamech. Samořejmě podává i statistiku sklizeného zdroje.</text:p>
      <text:p text:style-name="P4">(Mám být konkrétnější?)</text:p>
      <text:p text:style-name="P4">(Přidám nějaké screenshoty – třeba vypis s Crawl Orderu..)</text:p>
      <text:h text:style-name="Heading_20_3" text:outline-level="3">ImpEval</text:h>
      <text:p text:style-name="Text_20_body">Nástroj vytvořený v rámci bakalářské práce vypracované <text:span text:style-name="Strong_20_Emphasis"><text:span text:style-name="T5">Filipem Kusalíkem v roce 2009 s názvem: Identifikace a omezení přístupu k "nevhodným" stránkám ve webovém archivu</text:span></text:span><text:span text:style-name="Strong_20_Emphasis"><text:span text:style-name="T5"><text:note text:id="ftn77" text:note-class="footnote"><text:note-citation>66</text:note-citation><text:note-body><text:p text:style-name="Footnote">Dostupné na: http://is.muni.cz/th/172849/fi_b/</text:p></text:note-body></text:note></text:span></text:span><text:span text:style-name="Strong_20_Emphasis"><text:span text:style-name="T5">. Tento nástroj identifikuje identifikuje webové zdroje v archivu, které podle zákona není možno uchovávat. Nástroj je v současné době používán v běžném provozu WebArchivu.</text:span></text:span></text:p>
      <text:p text:style-name="Text_20_body"><text:span text:style-name="Strong_20_Emphasis"><text:span text:style-name="T5">Podrobněji se nástrojem zabývám v části mé práce věnované starším pracím na téma WebArchive.</text:span></text:span></text:p>
      <text:h text:style-name="Heading_20_3" text:outline-level="3">JHOVE<text:note text:id="ftn64" text:note-class="footnote"><text:note-citation>67</text:note-citation><text:note-body><text:p text:style-name="Footnote">http://sourceforge.net/projects/jhove/</text:p></text:note-body></text:note></text:h>
      <text:p text:style-name="Text_20_body">Tento program slouží k identifikaci a validaci souborů. Program disponuje množstvím modulů pro rozpoznávání formátů souborů. Pro mou práci je rozhodující pro analýzu obsahu archivů při převodu z ARC do WARC.</text:p>
      <text:p text:style-name="P4"><text:span text:style-name="T20">(Ještě rozvedu až ho použiji, nějaké screenshoty nebo záznamy)</text:span></text:p>
      <text:h text:style-name="Heading_20_3" text:outline-level="3"><text:soft-page-break/>NetarchiveSuite<text:note text:id="ftn71" text:note-class="footnote"><text:note-citation>68</text:note-citation><text:note-body><text:p text:style-name="Footnote">http://netarkivet.dk/suite/</text:p></text:note-body></text:note></text:h>
      <text:p text:style-name="Text_20_body">Software vyvíjený dánským The Royal Library and The State a University Library. Jedná se o komplexní řešení sklízení a archivace webových zdrojů. Je vytvořen podle nástroje Heritrix. Na rozdíl od Novozélandského Web Curator Tool, ale nemá Heritrix integrovaný v sobě. Dánký archiv webových zdrojů<text:note text:id="ftn72" text:note-class="footnote"><text:note-citation>69</text:note-citation><text:note-body><text:p text:style-name="Footnote">Dostupné na: http.//netarchive.dk</text:p></text:note-body></text:note> vznikl v roce 2005 a do dnes obsahuje téměř 160TB dat.</text:p>
      <text:p text:style-name="P4">(Mám to nějak více rozvádět, když ho vlastně WebArchiv ani nevyužívá?)</text:p>
      <text:h text:style-name="Heading_20_3" text:outline-level="3">NutchWAX<text:note text:id="ftn69" text:note-class="footnote"><text:note-citation>70</text:note-citation><text:note-body><text:p text:style-name="Footnote">http://archive-access.sourceforge.net/projects/nutch/</text:p></text:note-body></text:note></text:h>
      <text:p text:style-name="P7"><text:span text:style-name="T20">Tento nástroj používá WebArchiv pro fulltextové vyhledávání ve svém archivu. Je tedy napojen na nástroj WayBack, který nenabízí možnost fulltextové vyhledávání v archivu. Nástroj byl v projektu WebArchiv používán v kombinaci s nástroji WERA a ARCRetriever.</text:span></text:p>
      <text:p text:style-name="P7"><text:span text:style-name="T20">NutchWAX je součást projektu Nutch</text:span><text:span text:style-name="T20"><text:note text:id="ftn68" text:note-class="footnote"><text:note-citation>71</text:note-citation><text:note-body><text:p text:style-name="Footnote">http://nutch.sourceforge.net/docs/en/</text:p></text:note-body></text:note></text:span><text:span text:style-name="T20">. Nutch je projekt, který zahrnuje nástroje pro archivaci a vyhledávání webových zdrojů včetně práce s ARC soubory atd. Dá se říci, že Nutch nabízí komplexní řešení problematiky archivace webových zdrojů, přesto jej WebArchiv nevyužívá.</text:span></text:p>
      <text:p text:style-name="P21"><text:span text:style-name="T18">(Mám být konkrétnější?)</text:span></text:p>
      <text:h text:style-name="Heading_20_3" text:outline-level="3">WA ADMIN<text:note text:id="ftn66" text:note-class="footnote"><text:note-citation>72</text:note-citation><text:note-body><text:p text:style-name="Footnote">http://is.muni.cz/th/173018/fi_b/</text:p></text:note-body></text:note></text:h>
      <text:p text:style-name="P20">Vznikl v roce 2009 jako bakalářská práce Adama Brokoše. Slouží jako nástroj pro <text:span text:style-name="T17">správu zdrojů, vydavatelů a smluv WebArchivu. Podrobněji se mu věnuji v části, která se zabývá staršími pracemi na téma WebArchiv.</text:span></text:p>
      <text:p text:style-name="P21"><text:span text:style-name="T18">(Mám být konkrétnější?)</text:span></text:p>
      <text:h text:style-name="Heading_20_3" text:outline-level="3">WAYBACK<text:note text:id="ftn63" text:note-class="footnote"><text:note-citation>73</text:note-citation><text:note-body><text:p text:style-name="Footnote">http://archive-access.sourceforge.net/projects/wayback/</text:p></text:note-body></text:note></text:h>
      <text:p text:style-name="Text_20_body">Wayback je nástroj pro vyhledávání dokumentů v archivech. WebArchiv ho používá v běžném provozu a je dostupný na stránkách projektu. Pro vyzkoušení jsem jej používal i na svém počítači – nainstalovaný na virtuálním serveru Apache Tomcat.</text:p>
      <text:p text:style-name="Text_20_body">Pro vyhledávání v archivech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y. Umožňuje jejich zobrazení podle data jejich archivace a procházení jednotlivých verzí.</text:p>
      <text:p text:style-name="P4">(Mám být konkrétnější?)</text:p>
      <text:p text:style-name="P4">Přidám screenshoty, zobrazený webovky a třeba časové osy atd.</text:p>
      <text:h text:style-name="Heading_20_3" text:outline-level="3"><text:soft-page-break/>WAXToolbar<text:note text:id="ftn67" text:note-class="footnote"><text:note-citation>74</text:note-citation><text:note-body><text:p text:style-name="Footnote">http://archive-access.sourceforge.net/projects/waxtoolbar/</text:p></text:note-body></text:note></text:h>
      <text:p text:style-name="P17">Jedná se o rozšíření pro prohlížeč Mozilla Firefox, které má usnadnit prohlížení webového archivu pomocí nástroje WayBack, bohužel byka vydána pouze jedna verze tohoto rozšíření a to v roce 2006. Se současnou verzí prohlížeče Mozilla Fieafox není samozřejmě kompatibilní.</text:p>
      <text:p text:style-name="P21"><text:span text:style-name="T18">(Mám být konkrétnější?)</text:span></text:p>
      <text:p text:style-name="P17"><text:span text:style-name="T24">(Nemůžu dohledat s jakou verzí kompatibilní je.)</text:span></text:p>
      <text:h text:style-name="Heading_20_3" text:outline-level="3">WebAnalyzer</text:h>
      <text:p text:style-name="Text_20_body"><text:span text:style-name="T5">Jedná se o nástroj, který pro WebArchiv vytvořil Ivan Vlček v rámci své bakalářské práce v roce 2008</text:span><text:span text:style-name="Strong_20_Emphasis"><text:span text:style-name="T5">. Práce měla Rozpoznání a archivace českého webu mimo národní doménu</text:span></text:span><text:span text:style-name="Strong_20_Emphasis"><text:span text:style-name="T5"><text:note text:id="ftn79" text:note-class="footnote"><text:note-citation>75</text:note-citation><text:note-body><text:p text:style-name="Footnote">Práce dostupná na: http://is.muni.cz/th/172585/fi_b/</text:p></text:note-body></text:note></text:span></text:span><text:span text:style-name="Strong_20_Emphasis"><text:span text:style-name="T5">. Nástroj se v současné době používá. Podrobnější informace o něm podávám v části mé bakalářské práce věnující se starším pracím na téma WebArchiv.</text:span></text:span></text:p>
      <text:h text:style-name="Heading_20_3" text:outline-level="3">Web Curator Tool<text:note text:id="ftn73" text:note-class="footnote"><text:note-citation>76</text:note-citation><text:note-body><text:p text:style-name="Footnote">http://webcurator.sourceforge.net/</text:p></text:note-body></text:note></text:h>
      <text:p text:style-name="Text_20_body"><text:span text:style-name="T37">Nástroj vyvinutý v roce 2006</text:span><text:span text:style-name="T22"> National Library of New Zealand a the British Library. Nástroj slouží k řízení a stahování webových zdrojů. Stejně jako například dánský NetarchiveSuite používá Heritirix, na rozdíl od NetarchiveSuite má Heritrix přímo zabudovaný v sobě.</text:span></text:p>
      <text:p text:style-name="P4"><text:span text:style-name="T23">(Mám to nějak více rozvádět, když ho vlastně WebArchiv ani nevyužívá?)</text:span></text:p>
      <text:h text:style-name="Heading_20_3" text:outline-level="3">WERA<text:note text:id="ftn70" text:note-class="footnote"><text:note-citation>77</text:note-citation><text:note-body><text:p text:style-name="Footnote">http://archive-access.sourceforge.net/projects/wera/</text:p></text:note-body></text:note></text:h>
      <text:p text:style-name="Text_20_body">Nástroj na vyhledávání webových zdrojů v archivu. Byl je v projektu WebArchiv v kombinaci s nástroji NutchWAX a <text:span text:style-name="T21">ARCRetriever. Od roku 2007 je napojen přímo na webové stránky WebArchivu a umožňuje tedy fulltextové vyhledávání a archivu stažených stránek. oku 2007.</text:span></text:p>
      <text:p text:style-name="P21"><text:span text:style-name="T18">(Mám být konkrétnější?)</text:span></text:p>
      <text:h text:style-name="P26" text:outline-level="1">Převod dat z formátu ARC do formátu WARC</text:h>
      <text:h text:style-name="Heading_20_2" text:outline-level="2">Převod</text:h>
      <text:p text:style-name="Text_20_body">Převod bude realizován pomocí nastroje WARCTOOLS. Podrobně se nástrojem zabývám v jiné kapitol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ky formátu ARC a WARC.</text:p>
      <text:p text:style-name="P4">(Tady uvedu nějakej vzorovej převod, už jsem nějakej uložil do složky „/PRILOHY“ v projektu)</text:p>
      <text:p text:style-name="P4">PROZATIM JSEM SI „HRAL“ S APLIKACEMA HERITRIX, WAYBACK, WARC-TOOLS JHOVE, CDR-INDEX. VE SLOZCE „/PRILOHY“ JSOU Z TOHO VYSLEDKY. </text:p>
      <text:p text:style-name="P4">Také jsem pracoval s nástroji HANZO / WARC-TOOLS </text:p>
      <text:p text:style-name="P4">Zjistil jsem, že vytváří warc archivy na jiné verzi.</text:p>
      <text:h text:style-name="Heading_20_2"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atd. Kompletní popis užívaných souborů je k dohledání na webové stránce projektu Internet Archive<text:note text:id="ftn58" text:note-class="footnote"><text:note-citation>78</text:note-citation><text:note-body><text:p text:style-name="Footnote"><text:a xlink:type="simple" xlink:href="http://www.archive.org/web/researcher/ArcFileFormat.php">http://www.archive.org/web/researcher/ArcFileFormat.php</text:a></text:p></text:note-body></text:note>.</text:p>
      <text:p text:style-name="P4">(Sem vložím printscreen výpisu hlavičky nějakého archivu)</text:p>
      <text:h text:style-name="Heading_20_4" text:outline-level="4">Výhody ARC</text:h>
      <text:p text:style-name="P4">(Musím přesně nastudovat)</text:p>
      <text:h text:style-name="Heading_20_4" text:outline-level="4">Nevýhody ARC</text:h>
      <text:p text:style-name="P4">(Musím přesně nastudovat)</text:p>
      <text:h text:style-name="Heading_20_4" text:outline-level="4">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 danému archivu. Tento index se vytváří pomocí <text:soft-page-break/>aplikace CDX-indexer, který je součásti programu WAYBACK. </text:p>
      <text:p text:style-name="P4">(Sem vložím printscreen nějakého CDX indexu)</text:p>
      <text:p text:style-name="P7">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 <text:note text:id="ftn59" text:note-class="footnote"><text:note-citation>79</text:note-citation><text:note-body><text:p text:style-name="Footnote">http://is.muni.cz/th/173018/fi_m/</text:p></text:note-body></text:note>.</text:p>
      <text:p text:style-name="P4">(Mám dát více informací?)</text:p>
      <text:p text:style-name="P4">Další zdroje:</text:p>
      <text:p text:style-name="Text_20_body"><text:a xlink:type="simple" xlink:href="http://www.fileformat.info/format/arc/corion.htm">http://www.fileformat.info/format/arc/corion.htm</text:a></text:p>
      <text:p text:style-name="Text_20_body"><text:a xlink:type="simple" xlink:href="http://en.wikipedia.org/wiki/ARC_%28file_format%29">http://en.wikipedia.org/wiki/ARC_%28file_format%29</text:a></text:p>
      <text:p text:style-name="Text_20_body"><text:a xlink:type="simple" xlink:href="http://www.digitalpreservation.gov/formats/fdd/fdd000235.shtml">http://www.digitalpreservation.gov/formats/fdd/fdd000235.shtml</text:a></text:p>
      <text:p text:style-name="Text_20_body"><text:a xlink:type="simple" xlink:href="http://www.archive.org/web/researcher/ArcFileFormat.php">http://www.archive.org/web/researcher/ArcFileFormat.php</text:a></text:p>
      <text:p text:style-name="Text_20_body"/>
      <text:p text:style-name="Text_20_body"/>
      <text:p text:style-name="Text_20_body"/>
      <text:h text:style-name="P28" text:outline-level="2">Formát WARC</text:h>
      <text:h text:style-name="Heading_20_4" text:outline-level="4">Popis standardu WARC</text:h>
      <text:p text:style-name="Text_20_body"/>
      <text:p text:style-name="P4">(Sem vložím printscreen výpisu hlavičky nějakého archivu)</text:p>
      <text:h text:style-name="Heading_20_4" text:outline-level="4">Výhody WARC</text:h>
      <text:p text:style-name="Text_20_body"/>
      <text:h text:style-name="Heading_20_4" text:outline-level="4">Nevýhody WARC</text:h>
      <text:p text:style-name="P4">(Musím přesně nastudovat)</text:p>
      <text:h text:style-name="Heading_20_4" text:outline-level="4">Plánované využití do budoucna</text:h>
      <text:p text:style-name="P4">(Musím přesně nastudovat)</text:p>
      <text:p text:style-name="Text_20_body"/>
      <text:p text:style-name="P4">(Mám dát více informací?)</text:p>
      <text:p text:style-name="P4">Další zdroje:</text:p>
      <text:p text:style-name="Text_20_body"><text:a xlink:type="simple" xlink:href="http://www.digitalpreservation.gov/formats/fdd/fdd000236.shtml">http://www.digitalpreservation.gov/formats/fdd/fdd000236.shtml</text:a></text:p>
      <text:p text:style-name="Text_20_body">http://archive-access.sourceforge.net/warc/</text:p>
      <text:h text:style-name="P26" text:outline-level="1">Stav WebArchivu podrobně – analýzy, která provedu jako výzkum z převodu</text:h>
      <text:p text:style-name="P5">Samotná práce – převod a jeho analýza.</text:p>
      <text:h text:style-name="P26" text:outline-level="1">Závěr</text:h>
      <text:h text:style-name="P26" text:outline-level="1">Seznam literatury</text:h>
      <text:p text:style-name="Text_20_body">(Tady mám zatím jen nástřely toho co čtu – abych se na to nezapomněl podívat)</text:p>
      <text:p text:style-name="Standard">ZDROJE </text:p>
      <text:p text:style-name="Standard"/>
      <text:p text:style-name="Standard"/>
      <text:p text:style-name="Standard"><text:a xlink:type="simple" xlink:href="http://en.wikipedia.org/wiki/Open_Archival_Information_System">http://en.wikipedia.org/wiki/Open_Archival_Information_System</text:a></text:p>
      <text:p text:style-name="Standard"/>
      <text:p text:style-name="Standard"/>
      <text:p text:style-name="Standard"/>
      <text:p text:style-name="Standard"/>
      <text:p text:style-name="Standard"><text:a xlink:type="simple" xlink:href="http://liwa-project.eu/index.php/about/">http://liwa-project.eu/index.php/about/</text:a></text:p>
      <text:p text:style-name="Standard"/>
      <text:p text:style-name="Standard"/>
      <text:p text:style-name="Standard"/>
      <text:p text:style-name="Standard"><text:a xlink:type="simple" xlink:href="http://netpreserve.org/about/mission.php">http://netpreserve.org/about/mission.php</text:a></text:p>
      <text:p text:style-name="Standard"/>
      <text:p text:style-name="Standard"/>
      <text:p text:style-name="Standard"/>
      <text:p text:style-name="Standard"/>
      <text:p text:style-name="Standard"><text:a xlink:type="simple" xlink:href="http://www.ikaros.cz/node/1638">http://www.ikaros.cz/node/1638</text:a></text:p>
      <text:h text:style-name="P26"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Lucida Grande', sans-serif"/>
    <style:font-face style:name="Arial1" svg:font-family="Arial, sans-serif"/>
    <style:font-face style:name="Lohit Hindi1" svg:font-family="'Lohit Hindi'"/>
    <style:font-face style:name="OpenSymbol" svg:font-family="OpenSymbol"/>
    <style:font-face style:name="Verdana" svg:font-family="Verdana, Helvetica, Arial, sans-serif"/>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mm" fo:margin-bottom="2.12mm" fo:line-height="120%" style:page-number="auto"/>
      <style:text-properties fo:font-size="11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0mm" fo:margin-right="0mm" fo:text-indent="0mm" style:auto-text-indent="false" style:page-number="auto">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4.99mm" fo:margin-left="3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Prokop</meta:initial-creator>
    <meta:creation-date>2011-03-10T17:20:49</meta:creation-date>
    <meta:generator>LibreOffice/3.3$Linux LibreOffice_project/330m19$Build-301</meta:generator>
    <dc:date>2011-09-05T19:08:30</dc:date>
    <dc:creator>Martin Prokop</dc:creator>
    <meta:editing-duration>P1DT12H42M31S</meta:editing-duration>
    <meta:editing-cycles>618</meta:editing-cycles>
    <meta:document-statistic meta:table-count="1" meta:image-count="0" meta:object-count="0" meta:page-count="33" meta:paragraph-count="441" meta:word-count="5877" meta:character-count="41879"/>
  </office:meta>
</office:document-meta>
</file>